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00b3fc"/>
    </style:style>
    <style:style style:name="P2" style:family="paragraph" style:parent-style-name="Standard">
      <style:text-properties officeooo:rsid="0001e519" officeooo:paragraph-rsid="0001e85e"/>
    </style:style>
    <style:style style:name="P3" style:family="paragraph" style:parent-style-name="Standard">
      <style:text-properties officeooo:rsid="0001e85e" officeooo:paragraph-rsid="0001e85e"/>
    </style:style>
    <style:style style:name="P4" style:family="paragraph" style:parent-style-name="Standard">
      <style:text-properties officeooo:rsid="000306bc" officeooo:paragraph-rsid="000306bc"/>
    </style:style>
    <style:style style:name="P5" style:family="paragraph" style:parent-style-name="Standard">
      <style:text-properties officeooo:rsid="0004f1ae" officeooo:paragraph-rsid="0004f1ae"/>
    </style:style>
    <style:style style:name="T1" style:family="text">
      <style:text-properties fo:font-variant="normal" fo:text-transform="none" fo:color="#222222" style:font-name="Arial" fo:letter-spacing="normal" fo:font-style="normal" fo:font-weight="normal"/>
    </style:style>
    <style:style style:name="T2" style:family="text">
      <style:text-properties fo:font-variant="normal" fo:text-transform="none" fo:color="#222222" style:font-name="Arial" fo:letter-spacing="normal" fo:font-style="normal" fo:font-weight="normal" officeooo:rsid="0001e85e"/>
    </style:style>
    <style:style style:name="T3" style:family="text">
      <style:text-properties fo:font-variant="normal" fo:text-transform="none" fo:color="#222222" style:font-name="Arial" fo:letter-spacing="normal" fo:font-style="normal" fo:font-weight="normal" officeooo:rsid="0004f1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hdr"/><text:span text:style-name="T1">Adaptive LED frequency control for optimal plant growth</text:span></text:p>
      <text:p text:style-name="P1"><text:span text:style-name="T1"/></text:p>
      <text:p text:style-name="P2"><text:span text:style-name="T1">The aim of this project is to create an environment for plant growth where photosynthesis is monitored and helped by correctly adjusting the light frequencies of LED. To accomplish this goal, it's important that the environment is isolated and conducive to growth. </text:span></text:p>
      <text:p text:style-name="P2"><text:span text:style-name="T1"/></text:p>
      <text:p text:style-name="P5"><text:span text:style-name="T1">In general, I'd like this project to focus on the practical work with experiments and construction. I'm very interested in the implications of a system like this working on a small scale, and I think the practical process here could be as important as the theory behind it.</text:span></text:p>
      <text:p text:style-name="P2"><text:span text:style-name="T2"/></text:p>
      <text:p text:style-name="P5"><text:span text:style-name="T1">Methods:</text:span></text:p>
      <text:p text:style-name="P3"><text:span text:style-name="T1">A neural network searches for the optimal LED frequency by considering different factors in the environment, such as </text:span></text:p>
      <text:p text:style-name="P3"><text:span text:style-name="T1">- carbon dioxide</text:span></text:p>
      <text:p text:style-name="P3"><text:span text:style-name="T1">- humidity</text:span></text:p>
      <text:p text:style-name="P3"><text:span text:style-name="T1">- outside light</text:span></text:p>
      <text:p text:style-name="P3"><text:span text:style-name="T1">- soil</text:span></text:p>
      <text:p text:style-name="P3"><text:span text:style-name="T1"/></text:p>
      <text:p text:style-name="P3"><text:span text:style-name="T1">Arduino will be used to implement the search and control the mechanical components of the environment. The electronics portion of the project is where I have the least experience, but it's also something that I'm very interested in learning how to utilize.</text:span></text:p>
      <text:p text:style-name="P3"><text:span text:style-name="T1"/></text:p>
      <text:p text:style-name="P4"><text:span text:style-name="T1">Implementing the search algorithm itself will mean modelling photosynthesis, and possibly acquiring some intuition about the domain of biology. The machine learning part of the project is something I'm currently taking courses to become more proficient with, so I imagine it's a good idea to focus on that during the fall semester of 2017.</text:span></text:p>
      <text:p text:style-name="P4"><text:span text:style-name="T1"/></text:p>
      <text:p text:style-name="P4"><text:span text:style-name="T1">Tentative progress plan:</text:span></text:p>
      <text:p text:style-name="P4"><text:span text:style-name="T1"/></text:p>
      <text:p text:style-name="P4"><text:span text:style-name="T1">Spring 2017 (10 ECTS):</text:span></text:p>
      <text:p text:style-name="P4"><text:span text:style-name="T1">I'd like to focus on the construction of the environment during the first semester. This entails design and implementation of the environment; getting the mechanical components to work (automatic air dampers), understanding sensor data, and considering what goes into the input vector for the search algorithm. Also decide on what type of plant to use and why.</text:span></text:p>
      <text:p text:style-name="P4"><text:span text:style-name="T1"/></text:p>
      <text:p text:style-name="P4"><text:span text:style-name="T1">Fall 2017 (20 ECTS):</text:span></text:p>
      <text:p text:style-name="P4"><text:span text:style-name="T1">Hopefully already have a working environment and be proficient in with its facets. </text:span><text:span text:style-name="T3">If not, I'd like to finish that, and tweak it as needed. Mainly, I'd want to c</text:span><text:span text:style-name="T1">onduct an </text:span><text:span text:style-name="T3">actual</text:span><text:span text:style-name="T1"> experiment (or more, if possible) over the semester, record results and tweak the search algorithm. Possibly </text:span><text:span text:style-name="T3">I'll</text:span><text:span text:style-name="T1"> have some result, </text:span><text:span text:style-name="T3">and write about them.</text:span></text:p>
      <text:p text:style-name="P4"><text:span text:style-name="T3"/></text:p>
      <text:p text:style-name="P5"><text:span text:style-name="T1">Spring 2018 (30 ECTS):</text:span></text:p>
      <text:p text:style-name="P5"><text:span text:style-name="T1">What I do this semester will depend heavily on how the previous semesters went, but I hope to have enough material at this point to write something worthwhile.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jornar </meta:initial-creator>
    <meta:creation-date>2016-11-29T14:28:38.777005816</meta:creation-date>
    <dc:date>2016-11-29T16:03:20.222524411</dc:date>
    <dc:creator>Bjornar </dc:creator>
    <meta:editing-duration>PT14M30S</meta:editing-duration>
    <meta:editing-cycles>1</meta:editing-cycles>
    <meta:document-statistic meta:table-count="0" meta:image-count="0" meta:object-count="0" meta:page-count="1" meta:paragraph-count="18" meta:word-count="379" meta:character-count="2299" meta:non-whitespace-character-count="1935"/>
    <meta:generator>LibreOffice/5.0.3.2$Linux_X86_64 LibreOffice_project/00m0$Build-2</meta:generator>
  </office:meta>
</office:document-meta>
</file>